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paragraph-properties fo:line-height="110%" fo:text-align="start" style:punctuation-wrap="hanging" style:line-break="strict" style:writing-mode="lr-tb"/>
    </style:style>
    <style:style style:name="P5" style:family="paragraph">
      <style:paragraph-properties fo:line-height="100%" fo:text-align="start" style:punctuation-wrap="hanging" style:line-break="strict" style:writing-mode="lr-tb"/>
      <style:text-properties fo:font-size="28pt" style:font-size-asian="28pt" style:font-size-complex="28pt"/>
    </style:style>
    <style:style style:name="P6" style:family="paragraph">
      <style:text-properties fo:font-size="28pt" style:font-size-asian="28pt" style:font-size-complex="28pt"/>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7"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Interpolation of expressions is only for double or triple quoted strings using </text:span><text:span text:style-name="T2">${name}</text:span><text:span text:style-name="T1"> syntax</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GStrings are </text:span><text:span text:style-name="T4">not</text:span><text:span text:style-name="T3">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 text:style-name="P3">Running Groovy code from Java code (plug in)</text:p>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4"><text:span text:style-name="T1">Bean Scripting Framework - </text:span><text:span text:style-name="T2">BSFManager</text:span></text:p>
              </text:list-item>
              <text:list-item>
                <text:p text:style-name="P4"><text:span text:style-name="T1">The </text:span><text:span text:style-name="T2">GroovyShell</text:span><text:span text:style-name="T1"> object</text:span></text:p>
              </text:list-item>
              <text:list-item>
                <text:p text:style-name="P4"><text:span text:style-name="T1">The </text:span><text:span text:style-name="T2">GroovyClassLoader </text:span><text:span text:style-name="T1">object</text:span></text:p>
              </text:list-item>
            </text:list>
            <text:p text:style-name="P4"><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9" presentation:class="page"/>
          <draw:frame presentation:style-name="pr5"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1">Allows you to embed Groovy Just like any other scripting language designed for the Java programming language (1.5 and on).</text:span></text:p>
              </text:list-item>
              <text:list-item>
                <text:p text:style-name="P5"><text:span text:style-name="T5">Same interface as other embeddable languages like Javascript, JRuby.</text:span></text:p>
              </text:list-item>
              <text:list-item>
                <text:p text:style-name="P5"><text:span text:style-name="T5">Allows you to share Java beans between Java and Groovy.</text:span></text:p>
              </text:list-item>
              <text:list-item>
                <text:p text:style-name="P5"><text:span text:style-name="T5">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 text:style-name="P3">Blocks of reusable code</text:p>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5">Closures are objects that can be called using the () operator</text:span></text:p>
              </text:list-item>
              <text:list-item>
                <text:p text:style-name="P5"><text:span text:style-name="T5">Another way to call a closure is using it's </text:span><text:span text:style-name="T6">call</text:span><text:span text:style-name="T5"> method.</text:span></text:p>
              </text:list-item>
              <text:list-item>
                <text:p text:style-name="P5"><text:span text:style-name="T5"/></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5">Closures can and actually always return values</text:span></text:p>
              </text:list-item>
              <text:list-item>
                <text:p text:style-name="P5"><text:span text:style-name="T5">Regular return statement can be used explicitly</text:span></text:p>
              </text:list-item>
              <text:list-item>
                <text:p text:style-name="P5"><text:span text:style-name="T5">If no return statement occurs then the last statements return value is returned</text:span></text:p>
              </text:list-item>
              <text:list-item>
                <text:p text:style-name="P5"><text:span text:style-name="T5">If the last statement does not have a return value then </text:span><text:span text:style-name="T6">null</text:span><text:span text:style-name="T5"> is returned</text:span></text:p>
              </text:list-item>
              <text:list-item>
                <text:p text:style-name="P5"><text:span text:style-name="T5">The is no way to declare the return type of a closure statically</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5">Same as in Java (same syntax too)</text:span></text:p>
              </text:list-item>
              <text:list-item>
                <text:p text:style-name="P5"><text:span text:style-name="T1">Exception systém is typed (funny?)</text:span></text:p>
              </text:list-item>
              <text:list-item>
                <text:p text:style-name="P5"><text:span text:style-name="T1">Multiple catches are allowed (as in Java)</text:span></text:p>
              </text:list-item>
              <text:list-item>
                <text:p text:style-name="P5"><text:span text:style-name="T1">Can use Java exceptions</text:span></text:p>
              </text:list-item>
              <text:list-item>
                <text:p text:style-name="P5"><text:span text:style-name="T1">Groovy has it's own batch of exceptions added on top (compilation errros, runtime errors and more)</text:span></text:p>
              </text:list-item>
              <text:list-item>
                <text:p text:style-name="P5"><text:span text:style-name="T5">No checked exceptions (some consider this to be very good...)</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6" draw:layer="layout" svg:width="25.199cm" svg:height="13.971cm" svg:x="1.4cm" svg:y="4.914cm" presentation:class="outline" presentation:user-transformed="true">
          <draw:text-box>
            <text:list text:style-name="L2">
              <text:list-item>
                <text:p text:style-name="P5"><text:span text:style-name="T5">Can catch all exceptions with </text:span><text:span text:style-name="T6">catch(e) </text:span><text:span text:style-name="T5">(syntactic sugar)</text:span></text:p>
              </text:list-item>
              <text:list-item>
                <text:p text:style-name="P5"><text:span text:style-name="T3">You can create your own exception classes (derive from </text:span><text:span text:style-name="T7">Exception</text:span><text:span text:style-name="T3">)</text:span></text:p>
              </text:list-item>
              <text:list-item>
                <text:p text:style-name="P5"><text:span text:style-name="T7">Finally</text:span><text:span text:style-name="T3"> is supported.</text:span></text:p>
              </text:list-item>
              <text:list-item>
                <text:p text:style-name="P5"><text:span text:style-name="T3">Standard Java </text:span><text:span text:style-name="T7">assert</text:span><text:span text:style-name="T3"> syntax is supported.</text:span></text:p>
              </text:list-item>
              <text:list-item>
                <text:p text:style-name="P5"><text:span text:style-name="T3">By catching </text:span><text:span text:style-name="T7">Throwable</text:span><text:span text:style-name="T3"> you can stop assertions from stopping your code</text:span></text:p>
              </text:list-item>
              <text:list-item>
                <text:p text:style-name="P5"><text:span text:style-name="T3">Closures can throw exceptions and handle them.</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5">Methods can declare that they </text:span><text:span text:style-name="T6">may </text:span><text:span text:style-name="T5">throw an exception(s).</text:span></text:p>
              </text:list-item>
              <text:list-item>
                <text:p text:style-name="P5"><text:span text:style-name="T1">This is good for documentation and maintainance.</text:span></text:p>
              </text:list-item>
              <text:list-item>
                <text:p text:style-name="P5"><text:span text:style-name="T1">This is </text:span><text:span text:style-name="T8">not</text:span><text:span text:style-name="T1"> the same as checked exceptions.</text:span></text:p>
              </text:list-item>
              <text:list-item>
                <text:p text:style-name="P5"><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6" draw:layer="layout" svg:width="25.199cm" svg:height="13.859cm" svg:x="1.4cm" svg:y="4.914cm" presentation:class="outline" presentation:user-transformed="true">
          <draw:text-box>
            <text:list text:style-name="L2">
              <text:list-item>
                <text:p text:style-name="P5"><text:span text:style-name="T3">You can print stack traces using the usual </text:span><text:span text:style-name="T7">e.printStackTrace()</text:span><text:span text:style-name="T3"> method</text:span></text:p>
              </text:list-item>
              <text:list-item>
                <text:p text:style-name="P5"><text:span text:style-name="T3">Stack traces are long with low signal/noise ratio which causes some grief to Groovy developers.</text:span></text:p>
              </text:list-item>
              <text:list-item>
                <text:p text:style-name="P5"><text:span text:style-name="T3">There are wrappers around to clean up the stack trace.</text:span></text:p>
              </text:list-item>
              <text:list-item>
                <text:p text:style-name="P5"><text:span text:style-name="T3">The stack trace does refer to Groovy lines of code (which is good).</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1T06:23:37</dc:date>
    <dc:creator>Mark Veltzer</dc:creator>
    <meta:editing-duration>PT8H10M55S</meta:editing-duration>
    <meta:editing-cycles>14</meta:editing-cycles>
    <meta:generator>LibreOffice/3.3$Linux LibreOffice_project/330m19$Build-202</meta:generator>
    <meta:document-statistic meta:object-count="104"/>
  </office:meta>
</office:document-meta>
</file>